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 style:list-style-name="L1">
      <style:paragraph-properties style:writing-mode="lr-tb"/>
    </style:style>
    <style:style style:name="P5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6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Text_20_body" style:list-style-name="L2"/>
    <style:style style:name="P8" style:family="paragraph" style:parent-style-name="Preformatted_20_Text" style:list-style-name="L2"/>
    <style:style style:name="P9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Preformatted_20_Text" style:list-style-name="L3"/>
    <style:style style:name="P13" style:family="paragraph" style:parent-style-name="Preformatted_20_Text" style:list-style-name="L3">
      <style:paragraph-properties fo:margin-left="0in" fo:margin-right="0in" fo:text-indent="0in" style:auto-text-indent="false" style:writing-mode="lr-tb"/>
    </style:style>
    <style:style style:name="P14" style:family="paragraph" style:parent-style-name="Preformatted_20_Text" style:list-style-name="L3">
      <style:paragraph-properties style:writing-mode="lr-tb"/>
    </style:style>
    <style:style style:name="P15" style:family="paragraph" style:parent-style-name="Preformatted_20_Text" style:list-style-name="L3">
      <style:paragraph-properties fo:margin-top="0in" fo:margin-bottom="0.1965in" style:contextual-spacing="false" style:writing-mode="lr-tb"/>
    </style:style>
    <style:style style:name="P16" style:family="paragraph" style:parent-style-name="Text_20_body">
      <style:text-properties officeooo:rsid="0023b70f" officeooo:paragraph-rsid="0023b70f"/>
    </style:style>
    <style:style style:name="P17" style:family="paragraph" style:parent-style-name="Text_20_body">
      <style:text-properties officeooo:paragraph-rsid="00268868"/>
    </style:style>
    <style:style style:name="P18" style:family="paragraph" style:parent-style-name="Text_20_body">
      <style:text-properties officeooo:rsid="00268868" officeooo:paragraph-rsid="00268868"/>
    </style:style>
    <style:style style:name="P19" style:family="paragraph" style:parent-style-name="Heading_20_3">
      <style:text-properties officeooo:rsid="00268868" officeooo:paragraph-rsid="00268868"/>
    </style:style>
    <style:style style:name="P20" style:family="paragraph" style:parent-style-name="Text_20_body" style:list-style-name="L4">
      <style:paragraph-properties fo:margin-top="0in" fo:margin-bottom="0in" style:contextual-spacing="false"/>
    </style:style>
    <style:style style:name="P21" style:family="paragraph" style:parent-style-name="Text_20_body" style:list-style-name="L4"/>
    <style:style style:name="P2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3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4" style:family="paragraph" style:parent-style-name="Preformatted_20_Text">
      <style:paragraph-properties style:writing-mode="lr-tb"/>
    </style:style>
    <style:style style:name="P25" style:family="paragraph" style:parent-style-name="Preformatted_20_Text">
      <style:paragraph-properties fo:margin-top="0in" fo:margin-bottom="0.1965in" style:contextual-spacing="false" style:writing-mode="lr-tb"/>
    </style:style>
    <style:style style:name="P26" style:family="paragraph" style:parent-style-name="Text_20_body" style:list-style-name="L5"/>
    <style:style style:name="P27" style:family="paragraph" style:parent-style-name="Preformatted_20_Text" style:list-style-name="L5"/>
    <style:style style:name="P28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9" style:family="paragraph" style:parent-style-name="Text_20_body" style:list-style-name="L6"/>
    <style:style style:name="P30" style:family="paragraph" style:parent-style-name="Preformatted_20_Text" style:list-style-name="L6"/>
    <style:style style:name="P31" style:family="paragraph" style:parent-style-name="Preformatted_20_Text" style:list-style-name="L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2" style:family="paragraph" style:parent-style-name="Text_20_body">
      <style:text-properties officeooo:rsid="002fafbd" officeooo:paragraph-rsid="002fafbd"/>
    </style:style>
    <style:style style:name="P33" style:family="paragraph" style:parent-style-name="Text_20_body">
      <style:text-properties fo:font-size="14pt" fo:font-weight="bold" officeooo:rsid="00268868" officeooo:paragraph-rsid="00268868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margin-top="0in" fo:margin-bottom="0.1965in" style:contextual-spacing="false"/>
    </style:style>
    <style:style style:name="P35" style:family="paragraph" style:parent-style-name="Preformatted_20_Text">
      <style:paragraph-properties fo:margin-top="0in" fo:margin-bottom="0.1965in" style:contextual-spacing="false"/>
      <style:text-properties officeooo:paragraph-rsid="003295eb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paragraph-rsid="0032e266"/>
    </style:style>
    <style:style style:name="P37" style:family="paragraph" style:parent-style-name="Text_20_body">
      <style:paragraph-properties fo:margin-top="0in" fo:margin-bottom="0.1965in" style:contextual-spacing="false"/>
      <style:text-properties officeooo:paragraph-rsid="0032e266"/>
    </style:style>
    <style:style style:name="P38" style:family="paragraph" style:parent-style-name="Heading_20_2">
      <style:text-properties officeooo:rsid="00268868" officeooo:paragraph-rsid="00268868"/>
    </style:style>
    <style:style style:name="T1" style:family="text">
      <style:text-properties style:font-name="Liberation Serif" fo:font-size="14pt" style:font-name-asian="Noto Serif CJK SC" style:font-size-asian="14pt" style:font-name-complex="Noto Sans Devanagari1" style:font-size-complex="14pt"/>
    </style:style>
    <style:style style:name="T2" style:family="text">
      <style:text-properties officeooo:rsid="00268868"/>
    </style:style>
    <style:style style:name="T3" style:family="text">
      <style:text-properties officeooo:rsid="003295eb"/>
    </style:style>
    <style:style style:name="T4" style:family="text">
      <style:text-properties fo:font-size="12pt" fo:font-weight="bold" officeooo:rsid="0032e266" style:font-size-asian="12pt" style:font-weight-asian="bold" style:font-size-complex="12pt" style:font-weight-complex="bold"/>
    </style:style>
    <style:style style:name="T5" style:family="text">
      <style:text-properties officeooo:rsid="00335525"/>
    </style:style>
    <style:style style:name="T6" style:family="text">
      <style:text-properties officeooo:rsid="0032e26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January 11, 2025</text:span></text:h>
      <text:h text:style-name="Heading_20_3" text:outline-level="3"><text:span text:style-name="Strong_20_Emphasis">Git Installation and Setup with GitHub</text:span></text:h>
      <text:list text:style-name="L1">
        <text:list-item>
          <text:p text:style-name="P1"><text:span text:style-name="Strong_20_Emphasis">Install Git</text:span>:<text:line-break/>Open the terminal and execute the following commands to install Git and verify the version installed:</text:p>
          <text:p text:style-name="P2">bash</text:p>
          <text:p text:style-name="P2">Copy code</text:p>
          <text:p text:style-name="P3"><text:span text:style-name="Source_20_Text">$ sudo apt update <text:s/></text:span></text:p>
          <text:p text:style-name="P4"><text:span text:style-name="Source_20_Text">$ sudo apt install git <text:s/></text:span></text:p>
          <text:p text:style-name="P5"><text:span text:style-name="Source_20_Text">$ git --version <text:s/></text:span></text:p>
          <text:p text:style-name="P1">Example output:</text:p>
          <text:p text:style-name="P2">Copy code</text:p>
          <text:p text:style-name="P6"><text:span text:style-name="Source_20_Text">git version 2.43.0</text:span></text:p>
        </text:list-item>
      </text:list>
      <text:p text:style-name="Horizontal_20_Line"/>
      <text:h text:style-name="Heading_20_3" text:outline-level="3"><text:span text:style-name="Strong_20_Emphasis">Git SSH Setup with GitHub</text:span></text:h>
      <text:list text:style-name="L2">
        <text:list-item>
          <text:p text:style-name="P7"><text:span text:style-name="Strong_20_Emphasis">Generate a New SSH Key</text:span>:<text:line-break/>Open the terminal and execute the following command:</text:p>
          <text:p text:style-name="P8">bash</text:p>
          <text:p text:style-name="P8">Copy code</text:p>
          <text:p text:style-name="P9"><text:span text:style-name="Source_20_Text">$ ssh-keygen -t ed25519 -C "harshalbhoyar14@example.com" <text:s/></text:span></text:p>
          <text:list>
            <text:list-item>
              <text:p text:style-name="P10">This generates a new public/private SSH key pair.</text:p>
            </text:list-item>
            <text:list-item>
              <text:p text:style-name="P10">When prompted, press <text:span text:style-name="Strong_20_Emphasis">Enter</text:span> to accept the default file location.</text:p>
            </text:list-item>
          </text:list>
        </text:list-item>
        <text:list-item>
          <text:p text:style-name="P7"><text:span text:style-name="Strong_20_Emphasis">Add Your SSH Key to the SSH-Agent</text:span>:</text:p>
          <text:list>
            <text:list-item>
              <text:p text:style-name="P7">Start the SSH agent in the background:</text:p>
              <text:p text:style-name="P8">bash</text:p>
              <text:p text:style-name="P8">Copy code</text:p>
              <text:p text:style-name="P9"><text:span text:style-name="Source_20_Text">$ eval "$(ssh-agent -s)" <text:s/></text:span></text:p>
              <text:p text:style-name="P7">Example output:</text:p>
              <text:p text:style-name="P8">yaml</text:p>
              <text:p text:style-name="P8">Copy code</text:p>
              <text:p text:style-name="P9"><text:span text:style-name="Source_20_Text">Agent pid 7353 <text:s/></text:span></text:p>
            </text:list-item>
            <text:list-item>
              <text:p text:style-name="P7">Add your SSH private key to the SSH agent:</text:p>
              <text:p text:style-name="P8">bash</text:p>
              <text:p text:style-name="P8">Copy code</text:p>
              <text:p text:style-name="P9"><text:span text:style-name="Source_20_Text">$ ssh-add ~/.ssh/id_ed25519 <text:s/></text:span></text:p>
            </text:list-item>
          </text:list>
        </text:list-item>
        <text:list-item>
          <text:p text:style-name="P7"><text:span text:style-name="Strong_20_Emphasis">Copy the SSH Key</text:span>:</text:p>
          <text:list>
            <text:list-item>
              <text:p text:style-name="P7">Open the public SSH key file:</text:p>
              <text:p text:style-name="P8">bash</text:p>
              <text:p text:style-name="P8">Copy code</text:p>
              <text:p text:style-name="P9"><text:span text:style-name="Source_20_Text">$ cat ~/.ssh/id_ed25519.pub <text:s/></text:span></text:p>
            </text:list-item>
            <text:list-item>
              <text:p text:style-name="P10"><text:soft-page-break/>Copy the content displayed.</text:p>
            </text:list-item>
          </text:list>
        </text:list-item>
        <text:list-item>
          <text:p text:style-name="P7"><text:span text:style-name="Strong_20_Emphasis">Add the SSH Key to Your GitHub Account</text:span>:</text:p>
          <text:list>
            <text:list-item>
              <text:p text:style-name="P10">Go to your GitHub account and follow these steps:</text:p>
              <text:list>
                <text:list-item>
                  <text:p text:style-name="P10">Click on your profile picture &gt; <text:span text:style-name="Strong_20_Emphasis">Settings</text:span> &gt; <text:span text:style-name="Strong_20_Emphasis">SSH and GPG Keys</text:span>.</text:p>
                </text:list-item>
                <text:list-item>
                  <text:p text:style-name="P10">Under <text:span text:style-name="Strong_20_Emphasis">SSH Keys</text:span>, click <text:span text:style-name="Strong_20_Emphasis">New SSH Key</text:span>.</text:p>
                </text:list-item>
                <text:list-item>
                  <text:p text:style-name="P10">Provide a title (e.g., "My Laptop SSH Key") and paste the copied key content in the <text:span text:style-name="Strong_20_Emphasis">Key</text:span> field.</text:p>
                </text:list-item>
                <text:list-item>
                  <text:p text:style-name="P7">Click <text:span text:style-name="Strong_20_Emphasis">Add SSH Key</text:span> to save the change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Setting Up Git</text:span></text:h>
      <text:p text:style-name="Text_20_body">After ensuring Git is installed, configure it with your name and email address to embed your information into each commit:</text:p>
      <text:list text:style-name="L3">
        <text:list-item>
          <text:p text:style-name="P11">Execute the following commands:</text:p>
          <text:p text:style-name="P12">bash</text:p>
          <text:p text:style-name="P12">Copy code</text:p>
          <text:p text:style-name="P13"><text:span text:style-name="Source_20_Text">$ git config --global user.name "Harshal Bhoyar" <text:s/></text:span></text:p>
          <text:p text:style-name="P14"><text:span text:style-name="Source_20_Text">$ git config --global user.email "harshalbhoyar14@gmail.com" <text:s/></text:span></text:p>
          <text:p text:style-name="P15"><text:span text:style-name="Source_20_Text">$ git config --list <text:s/></text:span></text:p>
          <text:p text:style-name="P11">Example output:</text:p>
          <text:p text:style-name="P12">css</text:p>
          <text:p text:style-name="P12">Copy code</text:p>
          <text:p text:style-name="P13"><text:span text:style-name="Source_20_Text">user.name=Harshal Bhoyar <text:s/></text:span></text:p>
          <text:p text:style-name="P15"><text:span text:style-name="Source_20_Text">user.email=harshalbhoyar14@gmail.com <text:s/></text:span></text:p>
        </text:list-item>
      </text:list>
      <text:p text:style-name="Text_20_body">By completing the above steps, your Git and GitHub setup is ready. You can now start creating and managing your repositories!</text:p>
      <text:p text:style-name="Text_20_body"/>
      <text:p text:style-name="P16">=======================================================================</text:p>
      <text:p text:style-name="P17"><text:span text:style-name="Strong_20_Emphasis"><text:span text:style-name="T1">January 12, 2025 </text:span></text:span><text:span text:style-name="T2">:</text:span></text:p>
      <text:p text:style-name="P18"/>
      <text:h text:style-name="P19" text:outline-level="3">Prerequisites to Install Jenkins on Ubuntu 24.04</text:h>
      <text:list text:style-name="L4">
        <text:list-item>
          <text:p text:style-name="P20"><text:span text:style-name="Strong_20_Emphasis">Server Requirements</text:span>:</text:p>
          <text:list>
            <text:list-item>
              <text:p text:style-name="P20">A server running Ubuntu 24.04 OS.</text:p>
            </text:list-item>
            <text:list-item>
              <text:p text:style-name="P20">A user with root or non-root privileges and <text:span text:style-name="Source_20_Text">sudo</text:span> access.</text:p>
            </text:list-item>
            <text:list-item>
              <text:p text:style-name="P21">At least 2 GB of RAM (e.g., NVMe 2 VPS plan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1: Update the System</text:span></text:h>
      <text:p text:style-name="Text_20_body">Before installing any software, ensure your system's packages are up-to-date. Run the following command:</text:p>
      <text:p text:style-name="Preformatted_20_Text"><text:soft-page-break/>bash</text:p>
      <text:p text:style-name="Preformatted_20_Text">Copy code</text:p>
      <text:p text:style-name="P22"><text:span text:style-name="Source_20_Text">sudo apt update -y &amp;&amp; sudo apt upgrade -y</text:span></text:p>
      <text:p text:style-name="Horizontal_20_Line"/>
      <text:h text:style-name="Heading_20_3" text:outline-level="3"><text:span text:style-name="Strong_20_Emphasis">Step 2: Install Java</text:span></text:h>
      <text:p text:style-name="Text_20_body">Jenkins requires Java to run. Install Java by executing:</text:p>
      <text:p text:style-name="Preformatted_20_Text">bash</text:p>
      <text:p text:style-name="Preformatted_20_Text">Copy code</text:p>
      <text:p text:style-name="P22"><text:span text:style-name="Source_20_Text">sudo apt install openjdk-21-jdk -y</text:span></text:p>
      <text:p text:style-name="Text_20_body">Once Java is installed, verify the installation using:</text:p>
      <text:p text:style-name="Preformatted_20_Text">bash</text:p>
      <text:p text:style-name="Preformatted_20_Text">Copy code</text:p>
      <text:p text:style-name="P22"><text:span text:style-name="Source_20_Text">java -version</text:span></text:p>
      <text:p text:style-name="Text_20_body">Expected output:</text:p>
      <text:p text:style-name="Preformatted_20_Text">plaintext</text:p>
      <text:p text:style-name="Preformatted_20_Text">Copy code</text:p>
      <text:p text:style-name="P23"><text:span text:style-name="Source_20_Text">root@host:~# java -version</text:span></text:p>
      <text:p text:style-name="P24"><text:span text:style-name="Source_20_Text">openjdk version "21.0.3" 2024-04-16</text:span></text:p>
      <text:p text:style-name="P24"><text:span text:style-name="Source_20_Text">OpenJDK Runtime Environment (build 21.0.3+9-Ubuntu-1ubuntu1)</text:span></text:p>
      <text:p text:style-name="P25"><text:span text:style-name="Source_20_Text">OpenJDK 64-Bit Server VM (build 21.0.3+9-Ubuntu-1ubuntu1, mixed mode, sharing)</text:span></text:p>
      <text:p text:style-name="Horizontal_20_Line"/>
      <text:h text:style-name="Heading_20_3" text:outline-level="3"><text:span text:style-name="Strong_20_Emphasis">Step 3: Add Jenkins GPG Key and Repository</text:span></text:h>
      <text:list text:style-name="L5">
        <text:list-item>
          <text:p text:style-name="P26">Add the Jenkins GPG key:</text:p>
          <text:p text:style-name="P27">bash</text:p>
          <text:p text:style-name="P27">Copy code</text:p>
          <text:p text:style-name="P28"><text:span text:style-name="Source_20_Text">sudo wget -O /usr/share/keyrings/jenkins-keyring.asc https://pkg.jenkins.io/debian-stable/jenkins.io-2023.key</text:span></text:p>
        </text:list-item>
        <text:list-item>
          <text:p text:style-name="P26">Add the Jenkins repository to the sources list:</text:p>
          <text:p text:style-name="P27">bash</text:p>
          <text:p text:style-name="P27">Copy code</text:p>
          <text:p text:style-name="P28"><text:span text:style-name="Source_20_Text">echo "deb [signed-by=/usr/share/keyrings/jenkins-keyring.asc] https://pkg.jenkins.io/debian-stable binary/" | sudo tee /etc/apt/sources.list.d/jenkins.list &gt; /dev/null</text:span></text:p>
        </text:list-item>
        <text:list-item>
          <text:p text:style-name="P26">Update the system package list again:</text:p>
          <text:p text:style-name="P27">bash</text:p>
          <text:p text:style-name="P27">Copy code</text:p>
          <text:p text:style-name="P28"><text:span text:style-name="Source_20_Text">sudo apt update -y</text:span></text:p>
        </text:list-item>
      </text:list>
      <text:p text:style-name="Horizontal_20_Line"/>
      <text:h text:style-name="Heading_20_3" text:outline-level="3"><text:span text:style-name="Strong_20_Emphasis">Step 4: Install Jenkins on Ubuntu 24.04</text:span></text:h>
      <text:list text:style-name="L6">
        <text:list-item>
          <text:p text:style-name="P29">Install Jenkins by running:</text:p>
          <text:p text:style-name="P30">bash</text:p>
          <text:p text:style-name="P30"><text:soft-page-break/>Copy code</text:p>
          <text:p text:style-name="P31"><text:span text:style-name="Source_20_Text">sudo apt install jenkins -y</text:span></text:p>
        </text:list-item>
        <text:list-item>
          <text:p text:style-name="P29">Start and enable the Jenkins service:</text:p>
          <text:p text:style-name="P30">bash</text:p>
          <text:p text:style-name="P30">Copy code</text:p>
          <text:p text:style-name="P31"><text:span text:style-name="Source_20_Text">sudo systemctl start jenkins &amp;&amp; sudo systemctl enable jenkins</text:span></text:p>
        </text:list-item>
        <text:list-item>
          <text:p text:style-name="P29">Check the status of the Jenkins service:</text:p>
          <text:p text:style-name="P30">bash</text:p>
          <text:p text:style-name="P30">Copy code</text:p>
          <text:p text:style-name="P31"><text:span text:style-name="Source_20_Text">sudo systemctl status jenkins</text:span></text:p>
        </text:list-item>
      </text:list>
      <text:p text:style-name="Text_20_body">Expected output:</text:p>
      <text:p text:style-name="Preformatted_20_Text">plaintext</text:p>
      <text:p text:style-name="Preformatted_20_Text">Copy code</text:p>
      <text:p text:style-name="P23"><text:span text:style-name="Source_20_Text">root@host:~# sudo systemctl status jenkins</text:span></text:p>
      <text:p text:style-name="P24"><text:span text:style-name="Source_20_Text">● jenkins.service - Jenkins Continuous Integration Server</text:span></text:p>
      <text:p text:style-name="P24"><text:span text:style-name="Source_20_Text"><text:s text:c="5"/>Loaded: loaded (/usr/lib/systemd/system/jenkins.service; enabled; preset: enabled)</text:span></text:p>
      <text:p text:style-name="P24"><text:span text:style-name="Source_20_Text"><text:s text:c="5"/>Active: active (running) since Tue 2024-06-11 09:39:02 CDT; 15s ago</text:span></text:p>
      <text:p text:style-name="P24"><text:span text:style-name="Source_20_Text"><text:s text:c="3"/>Main PID: 11666 (java)</text:span></text:p>
      <text:p text:style-name="P24"><text:span text:style-name="Source_20_Text"><text:s text:c="6"/>Tasks: 52 (limit: 4613)</text:span></text:p>
      <text:p text:style-name="P24"><text:span text:style-name="Source_20_Text"><text:s text:c="5"/>Memory: 1.1G (peak: 1.2G)</text:span></text:p>
      <text:p text:style-name="P24"><text:span text:style-name="Source_20_Text"><text:s text:c="8"/>CPU: 1min 24.854s</text:span></text:p>
      <text:p text:style-name="P24"><text:span text:style-name="Source_20_Text"><text:s text:c="5"/>CGroup: /system.slice/jenkins.service</text:span></text:p>
      <text:p text:style-name="P25"><text:span text:style-name="Source_20_Text"><text:s text:c="13"/>└─11666 /usr/bin/java -Djava.awt.headless=true -jar /usr/share/java/jenkins.war --webroot=/var/cache/jenkins/war --httpPort=8080</text:span></text:p>
      <text:p text:style-name="Horizontal_20_Line"/>
      <text:p text:style-name="Text_20_body">Jenkins is now installed and running on your server. Access it via your browser at:</text:p>
      <text:p text:style-name="Preformatted_20_Text">arduino</text:p>
      <text:p text:style-name="Preformatted_20_Text">Copy code</text:p>
      <text:p text:style-name="P22"><text:span text:style-name="Source_20_Text">http://&lt;your-server-ip&gt;:8080</text:span></text:p>
      <text:p text:style-name="Text_20_body">Replace <text:span text:style-name="Source_20_Text">&lt;your-server-ip&gt;</text:span> with the actual IP address of your server.</text:p>
      <text:p text:style-name="Text_20_body"/>
      <text:p text:style-name="Text_20_body"/>
      <text:p text:style-name="P32">=======================================================================</text:p>
      <text:p text:style-name="P33">Devops Project Workshop | Devops Project 2 (Udemy) :</text:p>
      <text:p text:style-name="P33"><text:span text:style-name="Strong_20_Emphasis">How to Install AWS CLI in Ubuntu 24.04</text:span></text:p>
      <text:p text:style-name="Text_20_body">Follow these steps to install AWS CLI (v2) on Ubuntu 24.04:</text:p>
      <text:h text:style-name="Heading_20_3" text:outline-level="3">Step 1: Update Packages</text:h>
      <text:p text:style-name="Text_20_body">Update the package lists:</text:p>
      <text:p text:style-name="P34"><text:span text:style-name="Source_20_Text">sudo apt update &amp;&amp; sudo apt upgrade -y</text:span></text:p>
      <text:h text:style-name="Heading_20_3" text:outline-level="3"><text:soft-page-break/>Step 2: Install Required Dependencies</text:h>
      <text:p text:style-name="Text_20_body">Ensure necessary dependencies are installed:</text:p>
      <text:p text:style-name="P34"><text:span text:style-name="Source_20_Text">sudo apt install curl unzip -y</text:span></text:p>
      <text:h text:style-name="Heading_20_3" text:outline-level="3">Step 3: Download AWS CLI Installer</text:h>
      <text:p text:style-name="Text_20_body">Download the latest AWS CLI v2 installation script:</text:p>
      <text:p text:style-name="P34"><text:span text:style-name="Source_20_Text">curl "https://awscli.amazonaws.com/awscli-exe-linux-x86_64.zip" -o "awscliv2.zip"</text:span></text:p>
      <text:h text:style-name="Heading_20_3" text:outline-level="3">Step 4: Extract the ZIP File</text:h>
      <text:p text:style-name="P34"><text:span text:style-name="Source_20_Text">unzip awscliv2.zip</text:span></text:p>
      <text:h text:style-name="Heading_20_3" text:outline-level="3">Step 5: Run the Installation Script</text:h>
      <text:p text:style-name="P34"><text:span text:style-name="Source_20_Text">sudo ./aws/install</text:span></text:p>
      <text:h text:style-name="Heading_20_3" text:outline-level="3">Step 6: Verify Installation</text:h>
      <text:p text:style-name="Text_20_body">Check if AWS CLI is installed successfully:</text:p>
      <text:p text:style-name="P34"><text:span text:style-name="Source_20_Text">aws --version</text:span></text:p>
      <text:p text:style-name="Text_20_body"><text:span text:style-name="Strong_20_Emphasis">Expected Output (Example):</text:span></text:p>
      <text:p text:style-name="P34"><text:span text:style-name="Source_20_Text">aws-cli/2.x.x Linux/x86_64</text:span></text:p>
      <text:h text:style-name="Heading_20_3" text:outline-level="3">Step 7: Clean Up</text:h>
      <text:p text:style-name="Text_20_body">After installation, remove the downloaded files:</text:p>
      <text:p text:style-name="P34"><text:span text:style-name="Source_20_Text">rm -rf awscliv2.zip aws/</text:span></text:p>
      <text:p text:style-name="Text_20_body">Now, AWS CLI is successfully installed on Ubuntu 24.04. If needed, you can configure it using:</text:p>
      <text:p text:style-name="P34"><text:span text:style-name="Source_20_Text">aws configure</text:span></text:p>
      <text:p text:style-name="P34"><text:span text:style-name="Source_20_Text"/></text:p>
      <text:p text:style-name="P35"><text:span text:style-name="Source_20_Text"><text:span text:style-name="T3">================================================================================</text:span></text:span></text:p>
      <text:p text:style-name="P36"><text:span text:style-name="Source_20_Text"><text:span text:style-name="T4">Terraform Installation :</text:span></text:span></text:p>
      <text:p text:style-name="P37"><text:span text:style-name="Source_20_Text"><text:span text:style-name="T4">Terraform is an Infrastructure-as-Code (IaC) tool that allows you to manage cloud resources efficiently. Follow these steps to install Terraform on Ubuntu 24.04.</text:span></text:span></text:p>
      <text:p text:style-name="Horizontal_20_Line"/>
      <text:h text:style-name="Heading_20_3" text:outline-level="3"><text:span text:style-name="Strong_20_Emphasis">Step 1: Update and Upgrade Your System</text:span></text:h>
      <text:p text:style-name="Text_20_body">Before installing Terraform, update your package lists and upgrade existing packages.</text:p>
      <text:p text:style-name="Preformatted_20_Text"><text:soft-page-break/>bash</text:p>
      <text:p text:style-name="Preformatted_20_Text">CopyEdit</text:p>
      <text:p text:style-name="P22"><text:span text:style-name="Source_20_Text">sudo apt update &amp;&amp; sudo apt upgrade -y</text:span></text:p>
      <text:p text:style-name="Horizontal_20_Line"/>
      <text:h text:style-name="Heading_20_3" text:outline-level="3"><text:span text:style-name="Strong_20_Emphasis">Step 2: Install Required Dependencies</text:span></text:h>
      <text:p text:style-name="Text_20_body">Ensure that <text:span text:style-name="Source_20_Text">curl</text:span> and <text:span text:style-name="Source_20_Text">gnupg</text:span> are installed for fetching and verifying the Terraform package.</text:p>
      <text:p text:style-name="Preformatted_20_Text">bash</text:p>
      <text:p text:style-name="Preformatted_20_Text">CopyEdit</text:p>
      <text:p text:style-name="P22"><text:span text:style-name="Source_20_Text">sudo apt install -y curl gnupg software-properties-common</text:span></text:p>
      <text:p text:style-name="Horizontal_20_Line"/>
      <text:h text:style-name="Heading_20_3" text:outline-level="3"><text:span text:style-name="Strong_20_Emphasis">Step 3: Add the HashiCorp GPG Key</text:span></text:h>
      <text:p text:style-name="Text_20_body">Terraform is provided by HashiCorp, so you need to add their GPG key to verify the package.</text:p>
      <text:p text:style-name="Preformatted_20_Text">bash</text:p>
      <text:p text:style-name="Preformatted_20_Text">CopyEdit</text:p>
      <text:p text:style-name="P22"><text:span text:style-name="Source_20_Text">curl -fsSL https://apt.releases.hashicorp.com/gpg | sudo tee /etc/apt/trusted.gpg.d/hashicorp.asc</text:span></text:p>
      <text:p text:style-name="Horizontal_20_Line"/>
      <text:h text:style-name="Heading_20_3" text:outline-level="3"><text:span text:style-name="Strong_20_Emphasis">Step 4: Add the HashiCorp Repository</text:span></text:h>
      <text:p text:style-name="Text_20_body">Next, add the HashiCorp repository to your system's package sources.</text:p>
      <text:p text:style-name="Preformatted_20_Text">bash</text:p>
      <text:p text:style-name="Preformatted_20_Text">CopyEdit</text:p>
      <text:p text:style-name="P22"><text:span text:style-name="Source_20_Text">sudo add-apt-repository "deb [signed-by=/etc/apt/trusted.gpg.d/hashicorp.asc] https://apt.releases.hashicorp.com $(lsb_release -cs) main"</text:span></text:p>
      <text:p text:style-name="Horizontal_20_Line"/>
      <text:h text:style-name="Heading_20_3" text:outline-level="3"><text:span text:style-name="Strong_20_Emphasis">Step 5: Install Terraform</text:span></text:h>
      <text:p text:style-name="Text_20_body">After adding the repository, update the package lists again and install Terraform.</text:p>
      <text:p text:style-name="Preformatted_20_Text">bash</text:p>
      <text:p text:style-name="Preformatted_20_Text">CopyEdit</text:p>
      <text:p text:style-name="P23"><text:span text:style-name="Source_20_Text">sudo apt update</text:span></text:p>
      <text:p text:style-name="P25"><text:span text:style-name="Source_20_Text">sudo apt install -y terraform</text:span></text:p>
      <text:p text:style-name="Horizontal_20_Line"/>
      <text:h text:style-name="Heading_20_3" text:outline-level="3"><text:span text:style-name="Strong_20_Emphasis">Step 6: Verify the Installation</text:span></text:h>
      <text:p text:style-name="Text_20_body">Check if Terraform is installed correctly by running:</text:p>
      <text:p text:style-name="Preformatted_20_Text">bash</text:p>
      <text:p text:style-name="Preformatted_20_Text">CopyEdit</text:p>
      <text:p text:style-name="P22"><text:span text:style-name="Source_20_Text">terraform -v</text:span></text:p>
      <text:p text:style-name="Text_20_body">This should output the installed Terraform version.</text:p>
      <text:p text:style-name="Horizontal_20_Line"/>
      <text:h text:style-name="Heading_20_3" text:outline-level="3"><text:soft-page-break/><text:span text:style-name="Strong_20_Emphasis">Step 7: Enable Tab Completion (Optional)</text:span></text:h>
      <text:p text:style-name="Text_20_body">Enable command-line autocompletion for Terraform:</text:p>
      <text:p text:style-name="Preformatted_20_Text">bash</text:p>
      <text:p text:style-name="Preformatted_20_Text">CopyEdit</text:p>
      <text:p text:style-name="P22"><text:span text:style-name="Source_20_Text">terraform -install-autocomplete</text:span></text:p>
      <text:p text:style-name="Horizontal_20_Line"/>
      <text:h text:style-name="Heading_20_3" text:outline-level="3"><text:span text:style-name="Strong_20_Emphasis">Step 8: Initialize Terraform</text:span></text:h>
      <text:p text:style-name="Text_20_body">To verify that Terraform is working, create a new directory and initialize Terraform:</text:p>
      <text:p text:style-name="Preformatted_20_Text">bash</text:p>
      <text:p text:style-name="Preformatted_20_Text">CopyEdit</text:p>
      <text:p text:style-name="P23"><text:span text:style-name="Source_20_Text">mkdir terraform-test &amp;&amp; cd terraform-test</text:span></text:p>
      <text:p text:style-name="P25"><text:span text:style-name="Source_20_Text">terraform init</text:span></text:p>
      <text:p text:style-name="Text_20_body">If this completes successfully, Terraform is installed and ready to use!</text:p>
      <text:p text:style-name="P36"><text:span text:style-name="Source_20_Text"><text:span text:style-name="T5">================================================================================</text:span></text:span><text:span text:style-name="Source_20_Text"><text:span text:style-name="T6"><text:line-break/></text:span></text:span></text:p>
      <text:p text:style-name="P33"/>
      <text:p text:style-name="P18"/>
      <text:h text:style-name="P38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3:42:29.374587483</meta:creation-date>
    <dc:date>2025-02-15T10:34:12.119608197</dc:date>
    <meta:editing-duration>P1DT9H57M52S</meta:editing-duration>
    <meta:editing-cycles>16</meta:editing-cycles>
    <meta:generator>LibreOffice/24.8.4.2$Linux_X86_64 LibreOffice_project/3e97788786b20d724e2ed0ea7a111abce73cab63</meta:generator>
    <meta:document-statistic meta:table-count="0" meta:image-count="0" meta:object-count="0" meta:page-count="7" meta:paragraph-count="204" meta:word-count="1058" meta:character-count="7210" meta:non-whitespace-character-count="6326"/>
  </office:meta>
</office:document-meta>
</file>